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ans-serif"/>
    <style:font-face style:name="OpenSymbol" svg:font-family="OpenSymbol"/>
    <style:font-face style:name="Source Serif Pro" svg:font-family="'Source Serif Pro', 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margin-top="0cm" fo:margin-bottom="0.499cm" fo:text-align="start" style:justify-single-word="false" fo:orphans="2" fo:widows="2" fo:text-indent="0cm" style:auto-text-indent="false"/>
      <style:text-properties fo:font-variant="normal" fo:text-transform="none" fo:color="#3d464d" style:font-name="Source Serif Pro" fo:font-size="13.5pt" fo:letter-spacing="normal" fo:font-style="normal" fo:font-weight="normal"/>
    </style:style>
    <style:style style:name="P2"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3" style:family="paragraph" style:parent-style-name="Text_20_body" style:list-style-name="L1">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4"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5"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T1" style:family="text">
      <style:text-properties fo:font-variant="normal" fo:text-transform="none" fo:color="#3d464d" style:font-name="Open Sans" fo:font-size="13.5pt" fo:letter-spacing="normal" fo:font-style="normal" fo:font-weight="bold"/>
    </style:style>
    <style:style style:name="T2" style:family="text">
      <style:text-properties fo:font-variant="normal" fo:text-transform="none" fo:color="#3d464d" style:font-name="Open Sans" fo:font-size="14.25pt" fo:letter-spacing="normal" fo:font-style="normal" fo:font-weight="bold"/>
    </style:style>
    <style:style style:name="T3" style:family="text">
      <style:text-properties fo:font-variant="normal" fo:text-transform="none" fo:color="#3d464d" fo:letter-spacing="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span text:style-name="T1">Introdução</text:span> </text:p>
      <text:p text:style-name="Standard"/>
      <text:p text:style-name="P2">Olá, eu sou o Marcelo Oliveira. Estamos começando aqui mais um curso na Alura, o curso certificação 70-483 programação em C#. E nessa parte, na parte 10, nós vamos tratar de reflection.</text:p>
      <text:p text:style-name="P4">Nós vamos começar aqui a ver como criar e aplicar atributos. Então os atributos eles são informações que podem ser adicionadas a uma classe ou algum outro tipo. Então, por exemplo, você tem aí uma classe e você precisa descrever dados nessa classe.</text:p>
      <text:p text:style-name="P4">Então você vai criar propriedades, você vai criar métodos, você vai criar campos e outros tipos de membros para essa classe, mas você também pode dizer que uma classe, uma determinada classe, ela possui outros tipos de informação que são os metadados. Esses metadados, que são sobre dados, eles podem, de alguma forma, decorar, eles podem anotar uma classe. Então nós fazemos essa anotação, nós colocamos metadados em uma classe adicionando aí os atributos.</text:p>
      <text:p text:style-name="P4">Esses atributos podem ser atributos que já vem preparados com o frame dot net ou então atributos que você mesmo vai criar. E nós vamos ensinar a utilizar dessas duas formas, utilizar os atributos preexistentes ou criando atributos que podem ser adicionados a classes, para permitir maiores informações sobre esses tipos.</text:p>
      <text:p text:style-name="P4">E depois, nós vamos aprender a ler esses atributos. Tanto os atributos que já existem, quantos nossos atributos que foram criados de maneira customizada eles podem ser lidos pelo código. Então nós vamos aprender a utilizar o código C# para fazer a leitura desses atributos e pegar informações.</text:p>
      <text:p text:style-name="P4">Em seguida, a gente vai aprender a utilizar reflection. Reflection que é a palavra em inglês que significa reflexão, ou seja, é o ato de se olhar no espelho ou então olhar para dentro de si mesmo. E é isso que o código faz quando ele utiliza reflection. Um código C#, ele pode ser utilizado para investigar informações do próprio código, como, por exemplo, informações sobre uma classe, os membros que compõem essa classe, quais propriedades, campos, métodos, todas essas informações que são estruturas de código podem ser investigadas através de reflection.</text:p>
      <text:p text:style-name="P4">O próximo tópico vai tratar da geração do código em tempo de execução. Então nós vamos utilizar um bloco de códigos C# para criar outro código C#. No caso, nós vamos aprender a criar uma classe, ou melhor, o código contendo todas as declarações de classe, de campo, de método, de construtor. Nós vamos aprender a girar esse código em formato de texto num arquivo .CS, com a extensão .CS do C#. Nós vamos gerar um código a partir do nosso próprio código.</text:p>
      <text:p text:style-name="P4">E lá no final nós vamos explorar melhor o namespace System.Reflection, que é onde estão as classes necessárias para poder investigar a estrutura de código. Então, por exemplo, informações de classe, informações de método, informações sobre propriedades, tudo isso tá dentro do namespace System.Reflection. Então é isso. Espero que vocês gostem desse curso. Muito obrigado e até logo.</text:p>
      <text:p text:style-name="Standard"/>
      <text:p text:style-name="Standard"/>
      <text:p text:style-name="Standard"/>
      <text:p text:style-name="Standard"/>
      <text:p text:style-name="Standard"><text:soft-page-break/><text:tab/><text:tab/><text:tab/><text:span text:style-name="T2">Apresentação do Projeto</text:span></text:p>
      <text:p text:style-name="Standard"/>
      <text:p text:style-name="P2">Olá. Estamos começando aqui a parte 10 do nosso curso de certificação C#. E a gente vai começar abrindo o projeto que acompanha esta parte 10 do curso. Como sempre, esse projeto pode ser baixado no comecinho do curso como uma atividade e você baixando esse projeto você vai extrair o código e abrir utilizando o Visual Studio.</text:p>
      <text:p text:style-name="P4">Então nós vamos abrir aqui no Visual Studio este projeto aqui no explorador de soluções. Como nós podemos ver ele já está carregado, é o arquivo “certificação-csharp-pt10”, que é a nossa solução. Dentro dessa solução, a gente vai encontrar aqui a pasta chamada “Item01” e lá dentro o “Programa01”. E o que esse programa 01 faz? Vamos dar uma olhada.</text:p>
      <text:p text:style-name="P4">Vamos executar com F5 e a gente vai ver um relatório sendo impresso. Que relatório é esse? É um relatório de vendas. Esse relatório de vendas está mostrando as mesmas informações, só que em dois formatos diferentes. O primeiro formato, que é este bloco aqui, é um relatório resumido de vendas. E, mais abaixo, nós temos um relatório detalhado. A gente percebe que no relatório detalhado nós temos informações como o nome da pessoa que comprou, a cidade, a região e também o país do comprador.</text:p>
      <text:p text:style-name="P4">Então, o que nós vamos fazer agora é começar a implementar algumas modificações no nosso código para a gente poder aprender sobre reflection. Então vamos parar a aplicação. E aqui dentro da solução, nós podemos ver que existe um arquivo de dados, esse arquivo “vendas.json”. Essa extensão json define aquele formato que é a notação de objetos do javascript, essa notação ela vai definir aqui os nossos dados. Vamos abrir esse arquivo.</text:p>
      <text:p text:style-name="P4">E aqui estão as informações referentes a cada venda, temos a pessoa que comprou, os dados pessoais e outras informações aqui. O que a gente vai ver agora é a classe que gera este relatório que é a classe chamada de relatório. Vamos abrir então “relatório.cs” e lá dentro nós encontramos aqui uma interface relatório, onde nós temos uma propriedade com o nome do relatório e também o método imprimir. E dentro da classe relatório, nós temos a implementação do código que vai gerar esse relatório.</text:p>
      <text:p text:style-name="P4">Então nós percebemos aqui, que no construtor do relatório, nós carregamos uma variável chamada vendas, que é uma lista de vendas. Essa lista de vendas ela é obtida a partir da desserialização do objeto daquela string json, que nós vimos lá no arquivo “vendas.json”. Então para fazer essa desserialização a gente está utilizando o objeto “JsonConvert” da biblioteca “Newtonsoft.Json”, que nós já aprendemos anteriormente neste curso.</text:p>
      <text:p text:style-name="P4">Depois que a gente desserializa o arquivo que está sendo lido, que é o “vendas.json”, a gente armazena, então, essa lista na variável de vendas. E mais para frente, quando o método imprimir é executado, nós então executamos três métodos, que são o método cabeçalho, que obviamente vai gerar o cabeçalho do relatório; depois o método com a listagem resumida; e depois a listagem detalhada.</text:p>
      <text:p text:style-name="P4">E aqui nós temos também o programa Inicial, o programa que é o ponto de entrada da nossa aplicação. Aqui na nossa solução, no nosso projeto, nós temos aqui o “Program.cs” e aqui nós temos a declaração e a inicialização desse relatório, dessa classe relatório que <text:soft-page-break/>eu acabei de mostrar. Que está sendo inicializada aqui com o nome relatório de vendas. E, logo a seguir, nós imprimimos chamando o método imprimir do relatório.</text:p>
      <text:p text:style-name="P4">E, daqui para frente, a gente vai começar a implementar algumas tarefas. Nós temos aqui uma listinha de tarefas que a gente vai ter que resolver para a gente poder aprender reflection.</text:p>
      <text:p text:style-name="Standard"/>
      <text:p text:style-name="Standard"/>
      <text:p text:style-name="Standard"><text:tab/><text:tab/><text:tab/><text:span text:style-name="T2">Diretiva Define e Atributo Conditional</text:span></text:p>
      <text:p text:style-name="Standard"/>
      <text:p text:style-name="P2">Como nós podemos ver, com o programa rodando aqui, o relatório imprime tanto a sua forma resumida quanto detalhada. Mas isso não é o que nós queremos. A gente quer definir logo, durante a compilação, qual vai ser o tipo de relatório, qual vai ser o formato que vai ser impresso. Ou vai ser impresso o resumido ou o detalhado.</text:p>
      <text:p text:style-name="P4">Então aqui nós temos a primeira tarefa que é exatamente sobre isso. Olha só a tarefa 1 é: imprimir relatório detalhado ou resumido de acordo com a compilação. Por que de acordo com a compilação? Porque nós não queremos definir esse tipo de relatório em tempo de execução, nós não queremos colocar uma instrução #if para verificar uma configuração e só então imprimir.</text:p>
      <text:p text:style-name="P4">O que nós precisamos é trabalhar com a compilação, com diretivas de pré-compilação. E essas diretivas de pré-compilação, nós aprendemos na última parte do nosso curso e a gente vai começar a trabalhar com elas para a gente poder fazer uma pequena revisão dessas diretivas de compilação.</text:p>
      <text:p text:style-name="P4">Então o que a gente vai fazer é abrir a classe relatório. Vamos lá na classe relatório: Relatorio.cs. E aqui nós vamos dar uma olhada no método imprimir. Olha só, nós estamos imprimindo a listagem resumida e a listagem detalhada. Então, para a gente começar a trabalhar com a pré-compilação, a gente tem primeiro que definir os símbolos de compilação.</text:p>
      <text:p text:style-name="P4">Nós aprendemos que o símbolo de compilação ele pode ser definido aqui dentro do projeto, quando a gente entra aqui e clica no projeto, a gente pode clicar com o botão direito do mouse, ir lá para as propriedades. E aqui temos na aba Build, olha só, aba Build, nós temos aqui uma caixa de texto com os símbolos de compilação condicional.</text:p>
      <text:p text:style-name="P4">Então o que você poderia fazer aqui para definir um símbolo que represente, por exemplo, um relatório detalhado? Você poderia incluir aqui “RELATORIO_DETALHADO”, certo?! E se fosse o relatório resumido? Você poderia colocar, trocar aqui no deste símbolo, você poderia colocar “RELATORIO_RESUMIDO”.</text:p>
      <text:p text:style-name="P4">Porém, existe ainda uma outra maneira de definir um símbolo de compilação. E como a gente pode fazer isso? Primeiro vamos limpar essa caixa de texto, que a gente não vai usar nesta aula. A gente vai voltar agora lá para a classe relatório e lá na classe relatório, no começo dela, a gente vai colocar aqui então um símbolo de compilação, indicando um relatório resumido.</text:p>
      <text:p text:style-name="P4">E como a gente define um símbolo de compilação? Diretamente no nosso código, a gente vai colocar uma diretiva que a gente ainda não viu, que é a diretiva “define”. A gente vai colocar aqui essa diretiva, que como toda diretiva sempre começa com o <text:soft-page-break/>símbolo de cerquilha. Nós temos aqui então cerquilha e vamos colocar a palavra “define”. E aqui eu vou definir, então, o meu relatório resumido. “RELATORIO_RESUMIDO”.</text:p>
      <text:p text:style-name="P4">Então com isso estou definindo que a minha aplicação, o meu programa, tem um símbolo de compilação chamado relatório resumido. Mas, pelo que a gente pode ver, existe aqui um problema de compilação, que nós estamos pegando. Porque nós não podemos utilizar esta palavra esta diretiva define depois de qualquer tipo de código.</text:p>
      <text:p text:style-name="P4">Nós já começamos essa classe aqui com as instruções de “using”, mas a diretiva “define” ela precisa vir lá no começo, ela precisa vir antes de todo e qualquer código. Então a gente vai mover esse “#define RELATORIO_RESUMIDO” lá para cima, movendo lá para cima, para o começo do nosso código. E agora sim. Eu vou apagar essas linhas aqui do meio. Eu já apaguei. Vamos abrir aqui uma linha. Então aí está, definimos então este símbolo, que é o relatório resumido, e a gente vai começar a trabalhar com esse símbolo de compilação condicional. Muito bem.</text:p>
      <text:p text:style-name="P4">O que nós vamos fazer agora é definir que, se esse símbolo “RELATORIO_RESUMIDO” for definido, a gente vai imprimir somente o relatório resumido e não o detalhado. Então vamos descer lá para o método imprimir onde nós temos aí a chamada para a listagem resumida e a listagem detalhada.</text:p>
      <text:p text:style-name="P4">E o que a gente pode fazer para definir que quando o símbolo estiver definido a gente vai imprimir a listagem resumida? A gente pode simplesmente colocar aqui antes da listagem resumida uma nova diretiva. Vamos abrir uma linha aqui. Essa diretiva, como nós já aprendemos, é “#if”. Onde eu posso colocar aqui “RELATORIO_RESUMIDO”. E mais para baixo que eu posso colocar aqui então uma outra diretiva chamada de “#endif”. Então isso define aqui o final da minha compilação condicional.</text:p>
      <text:p text:style-name="P4">E, mais para baixo, eu tenho a listagem detalhada, que não vai ser impressa quando este símbolo relatório resumido estiver definido. Então a gente vai introduzir uma nova diretiva “#if”. Então “#if RELATORIO”... E aí eu vou criar um novo símbolo, “RELATORIO_DETALHADO”. Então aí sim, nós vamos executar esta linha, ou melhor, nós vamos incluir no código compilado aqui essa instrução listagem detalhada. Vamos então fechar esse bloco de compilação condicional com a diretiva “#endif”. Muito bem.</text:p>
      <text:p text:style-name="P4">Então, pelo que nós podemos ver aqui, somente a listagem resumida está com uma cor preto mais escuro, enquanto que a listagem detalhada está uma cor cinza, indicando que este símbolo “RELATORIO_DETALHADO” não está definido no projeto. Então, se eu rodar aqui aplicação com “F5”, a gente vai ver que ele vai imprimir somente aqui, como nós podemos ver, somente o relatório resumido. Muito bem. Vamos agora parar aplicação.</text:p>
      <text:p text:style-name="P4">E agora no lugar de utilizar a compilação condicional, utilizando essas diretivas “#if” e “#endif”, existe também uma outra opção para agente utilizar a execução desses métodos listagem resumida e listagem detalhada. Em primeiro lugar, a gente vai comentar aqui essas diretivas que a gente criou. Então vamos colocar aqui um comentário. Vamos comentar esta linha. Vamos comentar esta linha também. Essa linha também. Então todas as diretivas aqui estão sendo arrancadas. Porque agora nós vamos fazer esse mesmo procedimento, só que de forma. Muito bem.</text:p>
      <text:p text:style-name="P4"><text:soft-page-break/>Nós temos então aqui a listagem resumida, que é o método que deveria ser chamado. E agora a gente vai começar a trabalhar com a outra forma, que são os atributos de compilação condicional. Então, o primeiro atributo que a gente vai definir aqui embaixo, nós temos o método que é o cabeçalho. Olha só, o método cabeçalho, como o nome indica, ele vai imprimir o título do relatório, o nome do relatório. Aí a gente vai definir que este método cabeçalho, ele só vai ser impresso se a gente definir um determinado símbolo. Então vamos colocar aqui acima deste método cabeçalho um atributo.</text:p>
      <text:p text:style-name="P4">E como a gente define um atributo? Nós colocamos entre colchetes aqui um atributo chamado “conditional”, que já aprendemos anteriormente. Então “conditional”. Vamos resolver aqui o namespace conditional. E agora entre parênteses esse atributo exige o nome do símbolo que vai ser condicional aqui. Somente vai ser executado o método cabeçalho se eu tiver um determinado símbolo. Vamos colocar então entre aspas “RELATORIO_RESUMIDO”.</text:p>
      <text:p text:style-name="P4">E agora nós temos mais para baixo o método listagem detalhada, que vai ser executado somente quando nós tivermos o símbolo chamado de relatório detalhado. Então vamos colocar também um atributo neste método. “Conditional”, entre parênteses: RELATORIO_DETALHADO.</text:p>
      <text:p text:style-name="P4">E mais para baixo nós temos o método listagem resumida, que vai ser executado somente quando a gente tiver o símbolo de compilação, que é o relatório resumido. Então vamos colocar aqui o atributo “Conditional”, entre parentes: RELATORIO_RESUMIDO. Muito bem. Então nós temos todos os métodos já com seus devidos atributos. Vamos rodar agora a aplicação para ver o resultado. Rodando e está.</text:p>
      <text:p text:style-name="P4">Nós fizemos a mesma coisa, só que utilizando atributos de compilação condicional. Agora nós vamos parar a aplicação para dar uma olhada aqui neste atributo. O que é um atributo? Temos aqui então este nome condicional e quando a gente passa o mouse por cima o IntelliSense ele reconhece aqui um tipo chamado “ConditionalAttribute”, esse aqui é o nome de uma classe e essa classe ela tem um significado especial para o .NET.</text:p>
      <text:p text:style-name="P4">Vamos então navegar para essa classe selecionando aqui o nome “Conditional”, teclando a tecla “F12”. E com isso a gente navega para um namespace chamado “System.Diagnostics”. E lá nós temos a classe “ConditionalAttribute”. Como nós podemos ver, ela herda da classe atributo ou attribute. Vamos dar uma olhada aqui em um diagrama. Olha só, temos aqui um diagrama que mostra a nossa classe “ConditionalAttribute” e essa classe ela está herdando da classe-base que é atributo ou attribute.</text:p>
      <text:p text:style-name="P4">Então quando nós utilizamos uma classe de atributo, quando nós adicionamos um atributo em uma classe, como, por exemplo, ou em um método, como nós fizemos aqui dentro do relatório, nesses métodos, o que nós estamos fazendo é adicionar informações sobre esses métodos. Nós estamos adicionando dados sobre dados, ou seja, nós estamos criando metadados. E esses metadados eles são importantes para que vários processos dentro de uma aplicação para que eles descubram informações sobre membros, sobre métodos, sobre classe, sobre interfaces, sobre o código em si.</text:p>
      <text:p text:style-name="P4">Então, por exemplo, o compilador ele investiga que o seu código e ele descobre que existem esses atributos condicionais. Então, com isso, ele consegue definir se ele vai executar ou não os atributos, ou melhor, os métodos que estão sendo chamados aqui <text:soft-page-break/>dentro do método imprimir. Então, quando o método do imprimir é executado, a gente pode perceber aqui pelo resultado do nosso relatório, que alguns métodos estão ficando de fora, apesar da chamada aqui para a listagem detalhada estar sendo definida, essa chamada na verdade não vai acontecer, porque o atributo conditional ele está ignorando por causa da falta desse símbolo de compilação do relatório detalhado.</text:p>
      <text:p text:style-name="P4">Então, se nós trocarmos agora o símbolo de compilação lá em cima na classe relatório, vamos comentar aqui esta linha “#define RELATORIO_RESUMIDO” e vamos adicionar um novo “#define”, para a gente definir o outro símbolo que é “RELATORIO_DETALHADO” e vamos rodar a aplicação. Com isso nós vemos que agora está sendo exibido o outro formato de relatório, que é o detalhado, porém nós não estamos vendo aqui o cabeçalho. Por que a gente não consegue ver o cabeçalho? Porque o método cabeçalho ele está definido somente para o símbolo relatório resumido. Olha só. Como é que eu faço então para eu imprimir também com o relatório detalhado. Eu posso acumular atributos aqui neste método cabeçalho.</text:p>
      <text:p text:style-name="P4">Como que eu faço isso? Eu posso colocar aqui vírgula, vou quebrar uma linha e vou colocar “conditional”, novamente, só que dessa vez eu vou colocar outro símbolo que é “RELATORIO_DETALHADO” e vou rodar a aplicação. E, agora sim, nós podemos ver o relatório de vendas com o seu cabeçalho devidamente impresso aqui no console.</text:p>
      <text:p text:style-name="Standard"/>
      <text:p text:style-name="Standard"/>
      <text:p text:style-name="Standard"><text:tab/><text:tab/><text:tab/><text:span text:style-name="T3"> </text:span><text:span text:style-name="T2">Atributos de Serialização</text:span></text:p>
      <text:p text:style-name="Standard"/>
      <text:p text:style-name="P2">Um tipo de questão, que tem grandes chances de cair na prova de certificação, é verificar se uma certa classe implementa um atributo. E, para isso, nós temos na tarefa 2 que é verificar se a classe de vendas se ela define um atributo chamado de serializable, como nós podemos ver aqui.</text:p>
      <text:p text:style-name="P4">Esse atributo, então, vai ser testado para esta classe venda. E como nós podemos fazer isso? Nós temos que utilizar uma classe chamada de atributo ou attribute. Então vamos colocar aqui logo depois da tarefa 2. Vamos colocar aqui “Attribute”. E essa classe atributo ela possui um método estático para descobrir se uma classe define um atributo. E esse método estático é o IsDefined, que significa está definido. Quem está definido? Se o atributo está definido na classe.</text:p>
      <text:p text:style-name="P4">E agora eu tenho que passar dois parâmetros. O primeiro parâmetro que eu vou passar aqui vai ser tipo da minha classe venda. Então eu vou chamar aqui a instrução typeof para pegar o atributo, ou melhor, para pegar o tipo, para pegar o tipo da classe venda. E o segundo parâmetro vai ser então o tipo do atributo. Então, typeof e em seguida eu vou colocar o nome do atributo que é SerializableAttribute, como nós podemos ver aqui “typeof(SerializableAttribute)”.</text:p>
      <text:p text:style-name="P4">Então, eu vou colocar aqui dentro de uma condição, porque o método IsDefined ele retorna um booleano, como nós podemos ver aqui ele retorna um booleano. Então, se esse método retornar verdadeiro, vamos colocar aqui If, vamos envolver essa expressão em parênteses e vamos quebrar uma linha. E nessa linha de baixo, eu vou colocar aqui, então, chaves, vamos colocar as chaves aqui.</text:p>
      <text:p text:style-name="P4"><text:soft-page-break/>Se o nosso código, se essa linha for executada, então, nós vamos imprimir no console, com “Console.Writeline(A classe venda define”... Vamos colocar em maiúsculas aqui “DEFINE o atributo Serializable)”. Caso contrário, a gente vai mudar aqui a mensagem. Então vamos colocar “else” embaixo e aí sim, “Console.Writeline(A classe venda NÃO DEFINE o atributo Serializable)”. Agora a gente vai rodar a aplicação com “F5”. E aí está a mensagem: A classe venda NÃO DEFINE o atributo Serializable.</text:p>
      <text:p text:style-name="P4">E como a gente faz para definir esse atributo lá na classe de venda? Vamos parar aplicação. Vamos abrir aqui o explorador de soluções, vamos entrar na classe venda, em “Venda.cs”. E aqui acima da declaração da classe venda, public class Venda, logo acima, a gente vai colocar entre colchetes o atributo Serializable.</text:p>
      <text:p text:style-name="P4">Então o atributo Serializable ele indica que uma classe pode ser serializada. Então ele indica, na verdade, para quem. Para quem que ele vai indicar? Ele vai indicar geralmente para o código que vai fazer a serialização esses algoritmos que transformam, por exemplo, arquivos XML em objetos ou objetos em arquivos XML, de um para o outro. Então, geralmente, esses programas eles utilizam esse tipo de atributo para saber o que fazer com aquele tipo de classe.</text:p>
      <text:p text:style-name="P4">Então voltando aqui na nossa aplicação, voltando aqui para o nosso programa, a gente vai ter então a tarefa 2, que tá pedindo aqui para gente implementar esse código. E a gente vai agora rodar de novo com “F5” para ver o resultado. E aí está. Agora sim. A classe venda DEFINE o atributo Serializable. Dessa vez o atributo estava lá e ele detectou.</text:p>
      <text:p text:style-name="P4">Então, com isso, a gente chegou num ponto muito importante aqui do nosso curso, em que a gente está conseguindo detectar, investigar informações, metadados, sobre os nossos tipos, sobre as nossas classes. E continuando ainda nisso, nesse assunto, a gente vai agora para a tarefa 3.</text:p>
      <text:p text:style-name="P4">Olha só, a tarefa 3 é: Impedir a serialização do campo nome do comprador no nosso relatório de vendas. Mas por que isso? Por que impedir a serialização? Vamos dar uma olhada aqui então nossa classe vendas, nós podemos ver que nós temos aqui um campo público chamado de nome. Este campo nome ele contém o nome do comprador aqui desta venda, que seria na verdade o consumidor.</text:p>
      <text:p text:style-name="P4">Então, imagine que por algum motivo você queira impedir que esse nome caia, seja publicado em algum lugar onde não deveria. Você quer ocultar essa informação, você quer esconder. Porque essa é uma informação sensível, assim como, por exemplo, você não quer ficar divulgando o e-mail ou data de nascimento ou CPF. Porque você não quer vazar informações. Então o que você pode fazer nesse caso é ocultar este campo nome do processo de serialização aplicando aqui um atributo.</text:p>
      <text:p text:style-name="P4">Nós vamos fazer isso adicionando uma linha aqui acima do campo nome. Vamos colocar aqui uma linha acima. E nesta linha a gente vai definir o atributo entre colchetes. Esse atributo é o que indica que ele não é serializável, ou seja, NonSerialized. Olha só, o nome em inglês tá certinho. Ele não é serializado, ou seja, ele não vai ser trazido lá do arquivo Json para o nosso relatório.</text:p>
      <text:p text:style-name="P4">Quando eu rodar a aplicação novamente olha só o resultado. A gente vai ter o mesmo relatório de vendas, porém aqui entre o nome do cartão, que é o tipo do pagamento e o <text:soft-page-break/>nome da cidade, eu não tenho a informação do nome do comprador, porque o nosso campo nome ele está agora com o valor vazio, ou melhor, o valor nulo. Porque no processo de serialização o algoritmo de serialização ele respeitou essa regra e ele impediu a serialização, ou melhor, o processo de trazer lá do arquivo do Json para um objeto da classe venda.</text:p>
      <text:p text:style-name="Standard"/>
      <text:p text:style-name="Standard"/>
      <text:p text:style-name="Standard"><text:tab/><text:tab/><text:span text:style-name="T2">Criando Atributos Customizados</text:span></text:p>
      <text:p text:style-name="Standard"/>
      <text:p text:style-name="P2">Daqui para frente, a gente vai começar a melhorar a apresentação do nosso relatório. Pelo que a gente pode ver esse relatório, ele tá com formato horrível. Então, por exemplo, os campos não estão obedecendo a posição das colunas lá em cima, como a gente pode ver. Então o que a gente vai fazer é parar a aplicação e dar uma olhada aqui na classe de vendas.</text:p>
      <text:p text:style-name="P4">Aqui a classe vendas possui as informações, possui aqui os campos que são necessários para gerar o relatório. E o que a gente fazer nessa classe venda é definir aqui como um metadado da classe venda, como o formato de apresentação, o formato de impressão. Então é a própria classe venda que vai definir como que ela vai ser impressa lá em cada linha do nosso relatório de vendas.</text:p>
      <text:p text:style-name="P4">E como a gente pode fazer essa definição do formato na classe venda? Uma das maneiras é utilizando atributo. Através do atributo você pode adicionar metadados para dizer como é o comportamento da classe de vendas durante a impressão. E o que a gente vai fazer é criar então esses atributos aqui em cima. Mas esse tipo de atributo é uma coisa que é muito específica para nossa aplicação. Então o que a gente precisa fazer é criar nós mesmos os nossos atributos de impressão, de formato de impressão.</text:p>
      <text:p text:style-name="P4">Então vamos voltar aqui à classe programa onde nós temos a tarefa 4, que é definir na classe venda os formatos de impressão detalhada e resumida. Então vamos ter dois formatos para impressão, detalhada e resumida. E onde é que estão atualmente esses formatos? Vamos abrir a classe relatório e aqui no método listagem detalhada nós podemos ver, dentro do bloco foreach, nós temos aqui o “Console.WriteLine”. E aqui dentro nós temos a string de formato.</text:p>
      <text:p text:style-name="P4">Essa string, na verdade, não está indicando nenhum formato, ela simplesmente pega os campos do objeto de venda e exibe na sequência com espaços em branco entre eles. E lá no outro método, que é a listagem resumida a mesma coisa, nós estamos imprimindo aqui quatro campos e entre eles nós estamos colocando espaços.</text:p>
      <text:p text:style-name="P4">Então a gente precisa fazer aqui, por exemplo, um alinhamento para acertar a posição das colunas. E o que a gente vai fazer então é colocar essa informação desse formato de string nos nossos atributos que a gente vai criar. Então vamos voltar aqui na classe de venda: Venda.cs. E aqui nós vamos definir, então, as nossas classes de atributo de formato. Então, lá no final desse arquivo, a gente vai adicionar aqui o nosso primeiro atributo, a gente vai criar, a gente vai declarar esse atributo.</text:p>
      <text:p text:style-name="P4">Só que o atributo ele é uma classe como outra qualquer. Nós precisamos criar nossos atributos primeiro fazendo a herança a partir da classe attribute. Nós vamos declarar então uma classe, com “class”, e essa classe vai ter como nome formato resumido ou <text:soft-page-break/>formato detalhado. Então, “FormatoResumido”. Vou aumentar a fonte aqui. “FormatoResumido”. E todo nome de atributo tem que terminar com a palavra attribute, por padrão.</text:p>
      <text:p text:style-name="P4">E essa classe “FormatoResumidoAttribute” ela também precisa herdar da classe atributo ou attribute. Muito bem. E agora que nós temos essa classe “FormatoResumidoAttribute”, eu posso colocar então lá em cima. Aqui logo acima da declaração da classe venda nós vamos colocar entre colchetes “[FormatoResumido]”.</text:p>
      <text:p text:style-name="P4">Então, perceba que, embora o nome da classe seja “FormatoResumidoAttribute”, aqui em cima eu só coloco “FormatoResumido”. Automaticamente o compilador vai associar esse nome a minha classe que eu acabei de criar.</text:p>
      <text:p text:style-name="P4">E para fazer o mesmo, só que para definir o formato detalhado, eu vou criar uma nova classe aqui embaixo chamada de “FormatoDetalhadoAttribute”. Dois pontos para herdar da classe attribute. Muito bem. E novamente eu vou definir aqui esse atributo também na classe de venda. Nós vamos fazer isso colocando aqui “FormatoDetalhado”. Muito bem.</text:p>
      <text:p text:style-name="P4">Só que esses dois atributos eles estão aqui definidos na classe de venda, porém, eles não estão informando nada. Eles não estão trazendo aqui o formato, aquela string de formato que eu preciso para fazer a impressão do relatório. Então o que é necessário nesse caso aqui? A gente precisa trabalhar agora com alguma informação dentro da classe de atributo.</text:p>
      <text:p text:style-name="P4">Vamos lá para baixo, novamente, aqui no “FormatoResumidoAttribute”, eu vou criar uma propriedade pública. Vamos colocar aqui “public”. Essa propriedade vai ser uma string e vai conter o texto do formato de impressão então “public string Formato”, vamos colocar entre chaves aqui então o get e o set. Ou melhor, eu vou remover o set, vou deixar somente o get. Então esse formato é tudo que eu preciso para o meu atributo.</text:p>
      <text:p text:style-name="P4">E agora eu vou criar um construtor também para a nossa classe. Vamos colocar aqui ctor para criar um construtor ctor “Tab + Tab”. Cria automaticamente para gente um construtor. E aqui dentro eu vou passar como parâmetro do construtor o formato deste atributo. Então, string formato, que vai ser o parâmetro. E aqui dentro do corpo do construtor, a gente vai definir a propriedade formato. Então, “this.Formato = formato;”.</text:p>
      <text:p text:style-name="P4">E aqui embaixo na outra classe, a mesma coisa. Vamos definir a propriedade pública: public string Formato {get;}. E agora vamos criar um construtor para ela também: ctor “Tab + Tab”. E aqui vamos definir o parâmetro formato e mais abaixo “this.Formato = formato”. Agora a gente vai ver lá em cima na classe venda que esses dois atributos estão aqui com uma linha vermelha abaixo indicando que falta definir aqui os construtores.</text:p>
      <text:p text:style-name="P4">Esses construtores eles exigem um parâmetro formato. Então o que eu vou colocar aqui dentro do construtor do formato resumido? Eu vou ter que voltar lá na nossa classe relatório e dar uma olhada aqui na listagem resumida para pegar esse formato aqui, vamos selecionar esse trecho aqui, que é o formato resumido e vamos copiar para dentro do nosso atributo formato resumido.</text:p>
      <text:p text:style-name="P4">E a mesma coisa aqui no formato detalhado, entre parênteses. A gente vai definir aqui a outra string. Vamos voltar aqui ao relatório. E aqui no método listagem detalhada, a <text:soft-page-break/>gente vai pegar essa string de formato. Vamos copiar e vamos colar dentro aqui do outro atributo. Muito bem.</text:p>
      <text:p text:style-name="P4">Agora eu defini esses dois atributos aqui para a classe de venda. E daqui a pouco a gente vai ver como aplicar essas informações desses atributos no nosso programa. A gente vai aprender a investigar então essas duas informações, esses dois formatos de impressão. Muito bem.</text:p>
      <text:p text:style-name="P4">Porém, uma dúvida, o que acontece se eu colocar esse atributo de formato resumido aqui embaixo na nossa classe de venda, porém, em um membro qualquer, como, por exemplo, um campo? Vamos colocar aqui no nome do produto o atributo formato resumido, o que vai acontecer? “FormatoResumido”. Ele está pedindo aqui o formato, vamos colocar então entre parênteses, vou colocar aqui formato qualquer. Muito bem.</text:p>
      <text:p text:style-name="P4">A gente percebe que o compilador aceitou numa boa, sem nenhum problema. Aliás, já é utilizado aqui um atributo em cima do campo nome, que é o atributo NonSerialized. Porém, não faz sentido a gente definir um formato para um campo específico. Porém, para nossa aplicação não faz sentido definir esse atributo formato resumido ou mesmo formato detalhado em cima de um campo. Porque a gente determinou que essa informação ela pertence somente à classe, nunca o campo, nunca a uma propriedade.</text:p>
      <text:p text:style-name="P4">Então o que a gente precisa fazer é restringir o uso desses atributos, caso contrário o desenvolvedor, ou a gente mesmo, pode cair no erro de utilizar o atributo indevidamente. Então para a gente poder disciplinar o uso correto desse atributo a gente pode estabelecer regras. O que a gente vai fazer aqui é descer lá no final do arquivo localizar as classes de atributo, e aqui no atributo formato resumido a gente vai então definir essa regra.</text:p>
      <text:p text:style-name="P4">E adivinha como a gente faz para definir então a regra de utilização de um atributo? É criando um atributo em cima da classe de atributo. A gente vai fazer isso colocando aqui uma linha e aqui dentro dos colchetes a gente vai definir, então, o atributo “AttributeUsage” ou utilização do atributo. Essa palavra aqui, que na verdade são duas, que significa utilização do atributo. Então é aqui que a gente vai definir o comportamento correto do nosso atributo, em que maneira a gente vai utilizar.</text:p>
      <text:p text:style-name="P4">Eu vou colocar aqui entre parênteses, então, e passar os parâmetros. O primeiro parâmetro que eu vou passar aqui são os alvos do atributo, ou seja, em quais tipos de classe ou tipos de membros de classe que eu vou poder utilizar esses atributos. Nós temos aqui uma enumeração que é o AttributeTargets. Essa enumeração ela vai ter aqui várias opções, como nós podemos ver. Nós vamos colocar “AttributeTargets”. E aí nós temos a primeira opção, que é a padrão, que é todos (All), ou seja, você pode colocar esse atributo em qualquer lugar, em qualquer tipo de código.</text:p>
      <text:p text:style-name="P4">Mas, no nosso caso, nenhum desses tipos aqui vai importar para gente. O único que vai ser realmente importante para gente é o tipo classe. A classe é o único lugar onde a gente pode colocar um atributo de formato de impressão. Então vamos colocar aqui no tipo Class. E aí, a gente tem outras opções também, vamos colocar aqui vírgula entre essas opções, uma opção importante que é AllowMultiple ou permitir múltiplas utilizações do mesmo atributo, em um mesmo lugar.</text:p>
      <text:p text:style-name="P4">A gente vai colocar aqui “AllowMultiple = false”. Por que AllowMultiple? Porque eu não quero que a mesma classe, como nosso caso a classe venda, tenha vários atributos do <text:soft-page-break/>tipo formato resumido, somente um já basta. E agora a gente vai fazer a mesma coisa, a gente vai aplicar esse atributo de utilização aqui na classe de baixo, que é a formato detalhado. Nós vamos copiar esta linha, então. Selecionei, copiei e vou colar aqui embaixo, formato detalhado. Muito bem.</text:p>
      <text:p text:style-name="P4">E agora nós vamos voltar lá para classe venda, lá para cima. E olha só o que aconteceu, desta vez aparece uma linha vermelha indicando um erro de compilação aqui. Olha só, o atributo formato resumido... Deixa eu voltar aqui. O atributo formato resumido não é válido nesse tipo de declaração, ele só é válido em declarações de classe. Então olha só que legal. Ele agora está respeitando o compilador, ele respeita e ele exige que o código cumpra essas regras, esse tipo de contrato de utilização de atributo.</text:p>
      <text:p text:style-name="P4">Então nós vamos remover essa linha aqui, porque um campo não pode ter esse tipo de atributo definido. Muito bem. Então, daqui a pouco a gente vai começar a fazer a leitura desses atributos que a gente definiu, esses atributos customizados. E só uma informação. Aqui embaixo nós definimos o AllowMultiple como sendo falso. E em qual situação a gente pode permitir múltiplos atributos do mesmo tipo? Vamos dar uma olhada aqui no código da classe relatório.</text:p>
      <text:p text:style-name="P4">Olha só, a classe relatório, como nós já definimos, tem alguns métodos de impressão. Temos a listagem resumida, temos a listagem detalhada e, lá para cima, nós temos aqui o método cabeçalho. E olha só, no método cabeçalho nós temos dois atributos definidos conditional e novamente o conditional. Então nesse caso nós temos um exemplo de utilização de permissão de múltiplos atributos para o mesmo membro, que é o método cabeçalho.</text:p>
      <text:p text:style-name="P4">Vamos dar uma olhada então na definição desta classe conditional attribute. Vamos navegar com a tecla “F12”. E aqui nós temos a declaração da classe conditional attribute, que faz parte do dot net, faz parte do runtime do dot net. E aqui nós temos, acima dessa classe, a definição do atributo. Olha só, novamente “AttributeUsage”. E aqui nós temos os locais onde esse atributo pode ser utilizado, ou seja, numa classe ou também em um método. E aqui no parâmetro AllowMultiple nós temos valor verdadeiro, indicando que o condicional ele pode ser aplicado múltiplas vezes em um mesmo tipo, como nós vimos lá no método cabeçalho.</text:p>
      <text:p text:style-name="P4">Voltando, então, aqui ao nosso programa, aqui a gente vai aprender agora a trabalhar a fazer a leitura dos atributos customizados que a gente acabou de declarar.</text:p>
      <text:p text:style-name="Standard"/>
      <text:p text:style-name="Standard"/>
      <text:p text:style-name="Standard"><text:tab/><text:tab/><text:tab/><text:span text:style-name="T2">O que aprendemos?</text:span></text:p>
      <text:p text:style-name="Text_20_body"><text:line-break/></text:p>
      <text:p text:style-name="P1">Criar e aplicar atributos:</text:p>
      <text:list xml:id="list5808171966747819541" text:style-name="L1">
        <text:list-item>
          <text:p text:style-name="P3">O que são atributos?</text:p>
        </text:list-item>
        <text:list-item>
          <text:p text:style-name="P3">Usando atributos do framework</text:p>
        </text:list-item>
        <text:list-item>
          <text:p text:style-name="P3">A classe Attribute</text:p>
        </text:list-item>
        <text:list-item>
          <text:p text:style-name="P3">Criando seus próprios atributos</text:p>
        </text:list-item>
        <text:list-item>
          <text:p text:style-name="P5">Limitando utilização de atributos</text:p>
        </text:list-item>
      </text:list>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ans-serif"/>
    <style:font-face style:name="OpenSymbol" svg:font-family="OpenSymbol"/>
    <style:font-face style:name="Source Serif Pro" svg:font-family="'Source Serif Pro', 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M35S</meta:editing-duration>
    <meta:editing-cycles>5</meta:editing-cycles>
    <meta:generator>OpenOffice/4.1.6$Win32 OpenOffice.org_project/416m1$Build-9790</meta:generator>
    <dc:date>2019-11-25T10:26:22.72</dc:date>
    <dc:creator>Caio  Domingues</dc:creator>
    <meta:document-statistic meta:table-count="0" meta:image-count="0" meta:object-count="0" meta:page-count="12" meta:paragraph-count="97" meta:word-count="5804" meta:character-count="34483"/>
    <meta:user-defined meta:name="Info 1"/>
    <meta:user-defined meta:name="Info 2"/>
    <meta:user-defined meta:name="Info 3"/>
    <meta:user-defined meta:name="Info 4"/>
  </office:meta>
</office:document-meta>
</file>